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18317G">
            <text:p>GX-18317G</text:p>
          </table:table-cell>
          <table:table-cell office:value-type="float" office:value="75.34">
            <text:p>75.34</text:p>
          </table:table-cell>
          <table:table-cell office:value-type="float" office:value="57.79">
            <text:p>57.79</text:p>
          </table:table-cell>
          <table:table-cell office:value-type="float" office:value="2165.0">
            <text:p>2165.0</text:p>
          </table:table-cell>
          <table:table-cell office:value-type="float" office:value="120.0">
            <text:p>120.0</text:p>
          </table:table-cell>
          <table:table-cell office:value-type="string" office:value="Whale vertebrae buried in beach gravels">
            <text:p>Whale vertebrae buried in beach grave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3.45">
            <text:p>3.45</text:p>
          </table:table-cell>
          <table:table-cell office:value-type="float" office:value="2.918903903865285">
            <text:p>2.918903903865285</text:p>
          </table:table-cell>
          <table:table-cell office:value-type="float" office:value="2.918903903865285">
            <text:p>2.918903903865285</text:p>
          </table:table-cell>
          <table:table-cell office:value-type="string" office:value="FormanEtal1999,FormanEtal2004,BaranskayaEtal2018">
            <text:p>FormanEtal1999,FormanEtal2004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24857">
            <text:p>GX-24857</text:p>
          </table:table-cell>
          <table:table-cell office:value-type="float" office:value="76.21">
            <text:p>76.21</text:p>
          </table:table-cell>
          <table:table-cell office:value-type="float" office:value="62.69">
            <text:p>62.69</text:p>
          </table:table-cell>
          <table:table-cell office:value-type="float" office:value="4145.0">
            <text:p>4145.0</text:p>
          </table:table-cell>
          <table:table-cell office:value-type="float" office:value="50.0">
            <text:p>50.0</text:p>
          </table:table-cell>
          <table:table-cell office:value-type="string" office:value="Partially buried B2-m long log">
            <text:p>Partially buried B2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95">
            <text:p>4.9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24856">
            <text:p>GX-24856</text:p>
          </table:table-cell>
          <table:table-cell office:value-type="float" office:value="76.21">
            <text:p>76.21</text:p>
          </table:table-cell>
          <table:table-cell office:value-type="float" office:value="62.69">
            <text:p>62.69</text:p>
          </table:table-cell>
          <table:table-cell office:value-type="float" office:value="3105.0">
            <text:p>3105.0</text:p>
          </table:table-cell>
          <table:table-cell office:value-type="float" office:value="75.0">
            <text:p>75.0</text:p>
          </table:table-cell>
          <table:table-cell office:value-type="string" office:value="Log 3-m long">
            <text:p>Log 3-m lon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05">
            <text:p>2.0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24855">
            <text:p>GX-24855</text:p>
          </table:table-cell>
          <table:table-cell office:value-type="float" office:value="76.21">
            <text:p>76.21</text:p>
          </table:table-cell>
          <table:table-cell office:value-type="float" office:value="62.69">
            <text:p>62.69</text:p>
          </table:table-cell>
          <table:table-cell office:value-type="float" office:value="1535.0">
            <text:p>1535.0</text:p>
          </table:table-cell>
          <table:table-cell office:value-type="float" office:value="50.0">
            <text:p>50.0</text:p>
          </table:table-cell>
          <table:table-cell office:value-type="string" office:value="Partially buried B3-m long log">
            <text:p>Partially buried B3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3499999999999999">
            <text:p>1.3499999999999999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18320A">
            <text:p>GX-18320A</text:p>
          </table:table-cell>
          <table:table-cell office:value-type="float" office:value="75.34">
            <text:p>75.34</text:p>
          </table:table-cell>
          <table:table-cell office:value-type="float" office:value="57.79">
            <text:p>57.79</text:p>
          </table:table-cell>
          <table:table-cell office:value-type="float" office:value="3105.0">
            <text:p>3105.0</text:p>
          </table:table-cell>
          <table:table-cell office:value-type="float" office:value="130.0">
            <text:p>130.0</text:p>
          </table:table-cell>
          <table:table-cell office:value-type="string" office:value="Walrus jaw bone on raised beach (apatite exctract)">
            <text:p>Walrus jaw bone on raised beach (apatite exctract)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6.45">
            <text:p>6.45</text:p>
          </table:table-cell>
          <table:table-cell office:value-type="float" office:value="2.918903903865285">
            <text:p>2.918903903865285</text:p>
          </table:table-cell>
          <table:table-cell office:value-type="float" office:value="2.918903903865285">
            <text:p>2.918903903865285</text:p>
          </table:table-cell>
          <table:table-cell office:value-type="string" office:value="FormanEtal1999,FormanEtal2004,BaranskayaEtal2018">
            <text:p>FormanEtal1999,FormanEtal2004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18320G">
            <text:p>GX-18320G</text:p>
          </table:table-cell>
          <table:table-cell office:value-type="float" office:value="75.34">
            <text:p>75.34</text:p>
          </table:table-cell>
          <table:table-cell office:value-type="float" office:value="57.79">
            <text:p>57.79</text:p>
          </table:table-cell>
          <table:table-cell office:value-type="float" office:value="4215.0">
            <text:p>4215.0</text:p>
          </table:table-cell>
          <table:table-cell office:value-type="float" office:value="75.0">
            <text:p>75.0</text:p>
          </table:table-cell>
          <table:table-cell office:value-type="string" office:value="Walrus jaw bone on raised beach">
            <text:p>Walrus jaw bone on raised beach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6.45">
            <text:p>6.45</text:p>
          </table:table-cell>
          <table:table-cell office:value-type="float" office:value="2.918903903865285">
            <text:p>2.918903903865285</text:p>
          </table:table-cell>
          <table:table-cell office:value-type="float" office:value="2.918903903865285">
            <text:p>2.918903903865285</text:p>
          </table:table-cell>
          <table:table-cell office:value-type="string" office:value="FormanEtal1999,FormanEtal2004,BaranskayaEtal2018">
            <text:p>FormanEtal1999,FormanEtal2004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18317A">
            <text:p>GX-18317A</text:p>
          </table:table-cell>
          <table:table-cell office:value-type="float" office:value="75.34">
            <text:p>75.34</text:p>
          </table:table-cell>
          <table:table-cell office:value-type="float" office:value="57.79">
            <text:p>57.79</text:p>
          </table:table-cell>
          <table:table-cell office:value-type="float" office:value="2480.0">
            <text:p>2480.0</text:p>
          </table:table-cell>
          <table:table-cell office:value-type="float" office:value="120.0">
            <text:p>120.0</text:p>
          </table:table-cell>
          <table:table-cell office:value-type="string" office:value="Whale vertebrae buried in beach gravels (apatite e">
            <text:p>Whale vertebrae buried in beach gravels (apatite 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3.45">
            <text:p>3.45</text:p>
          </table:table-cell>
          <table:table-cell office:value-type="float" office:value="2.918903903865285">
            <text:p>2.918903903865285</text:p>
          </table:table-cell>
          <table:table-cell office:value-type="float" office:value="2.918903903865285">
            <text:p>2.918903903865285</text:p>
          </table:table-cell>
          <table:table-cell office:value-type="string" office:value="FormanEtal1999,FormanEtal2004,BaranskayaEtal2018">
            <text:p>FormanEtal1999,FormanEtal2004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18319A">
            <text:p>GX-18319A</text:p>
          </table:table-cell>
          <table:table-cell office:value-type="float" office:value="75.34">
            <text:p>75.34</text:p>
          </table:table-cell>
          <table:table-cell office:value-type="float" office:value="57.79">
            <text:p>57.79</text:p>
          </table:table-cell>
          <table:table-cell office:value-type="float" office:value="4190.0">
            <text:p>4190.0</text:p>
          </table:table-cell>
          <table:table-cell office:value-type="float" office:value="170.0">
            <text:p>170.0</text:p>
          </table:table-cell>
          <table:table-cell office:value-type="string" office:value="Whalebone partially buried in beach gravels (apati">
            <text:p>Whalebone partially buried in beach gravels (apati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7.45">
            <text:p>7.45</text:p>
          </table:table-cell>
          <table:table-cell office:value-type="float" office:value="2.918903903865285">
            <text:p>2.918903903865285</text:p>
          </table:table-cell>
          <table:table-cell office:value-type="float" office:value="2.918903903865285">
            <text:p>2.918903903865285</text:p>
          </table:table-cell>
          <table:table-cell office:value-type="string" office:value="FormanEtal1999,FormanEtal2004,BaranskayaEtal2018">
            <text:p>FormanEtal1999,FormanEtal2004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18318">
            <text:p>GX-18318</text:p>
          </table:table-cell>
          <table:table-cell office:value-type="float" office:value="75.34">
            <text:p>75.34</text:p>
          </table:table-cell>
          <table:table-cell office:value-type="float" office:value="57.79">
            <text:p>57.79</text:p>
          </table:table-cell>
          <table:table-cell office:value-type="float" office:value="1380.0">
            <text:p>1380.0</text:p>
          </table:table-cell>
          <table:table-cell office:value-type="float" office:value="65.0">
            <text:p>65.0</text:p>
          </table:table-cell>
          <table:table-cell office:value-type="string" office:value="Wave abraded 1-m long log in beach gravels">
            <text:p>Wave abraded 1-m long log in beach gravel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95">
            <text:p>1.95</text:p>
          </table:table-cell>
          <table:table-cell office:value-type="float" office:value="2.918903903865285">
            <text:p>2.918903903865285</text:p>
          </table:table-cell>
          <table:table-cell office:value-type="float" office:value="2.918903903865285">
            <text:p>2.918903903865285</text:p>
          </table:table-cell>
          <table:table-cell office:value-type="string" office:value="FormanEtal1999,FormanEtal2004,BaranskayaEtal2018">
            <text:p>FormanEtal1999,FormanEtal2004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24854">
            <text:p>GX-24854</text:p>
          </table:table-cell>
          <table:table-cell office:value-type="float" office:value="76.21">
            <text:p>76.21</text:p>
          </table:table-cell>
          <table:table-cell office:value-type="float" office:value="62.69">
            <text:p>62.69</text:p>
          </table:table-cell>
          <table:table-cell office:value-type="float" office:value="175.0">
            <text:p>175.0</text:p>
          </table:table-cell>
          <table:table-cell office:value-type="float" office:value="75.0">
            <text:p>75.0</text:p>
          </table:table-cell>
          <table:table-cell office:value-type="string" office:value="Decayed 7-m long log">
            <text:p>Decayed 7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34999999999999987">
            <text:p>0.34999999999999987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18319G">
            <text:p>GX-18319G</text:p>
          </table:table-cell>
          <table:table-cell office:value-type="float" office:value="75.34">
            <text:p>75.34</text:p>
          </table:table-cell>
          <table:table-cell office:value-type="float" office:value="57.79">
            <text:p>57.79</text:p>
          </table:table-cell>
          <table:table-cell office:value-type="float" office:value="4065.0">
            <text:p>4065.0</text:p>
          </table:table-cell>
          <table:table-cell office:value-type="float" office:value="75.0">
            <text:p>75.0</text:p>
          </table:table-cell>
          <table:table-cell office:value-type="string" office:value="Whalebone partially buried in beach gravels">
            <text:p>Whalebone partially buried in beach grave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7.45">
            <text:p>7.45</text:p>
          </table:table-cell>
          <table:table-cell office:value-type="float" office:value="2.918903903865285">
            <text:p>2.918903903865285</text:p>
          </table:table-cell>
          <table:table-cell office:value-type="float" office:value="2.918903903865285">
            <text:p>2.918903903865285</text:p>
          </table:table-cell>
          <table:table-cell office:value-type="string" office:value="FormanEtal1999,FormanEtal2004,BaranskayaEtal2018">
            <text:p>FormanEtal1999,FormanEtal2004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25469">
            <text:p>GX-25469</text:p>
          </table:table-cell>
          <table:table-cell office:value-type="float" office:value="76.21">
            <text:p>76.21</text:p>
          </table:table-cell>
          <table:table-cell office:value-type="float" office:value="62.69">
            <text:p>62.69</text:p>
          </table:table-cell>
          <table:table-cell office:value-type="float" office:value="2890.0">
            <text:p>2890.0</text:p>
          </table:table-cell>
          <table:table-cell office:value-type="float" office:value="50.0">
            <text:p>50.0</text:p>
          </table:table-cell>
          <table:table-cell office:value-type="string" office:value="Buried 3-m long log">
            <text:p>Buried 3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05">
            <text:p>2.0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18290">
            <text:p>GX-18290</text:p>
          </table:table-cell>
          <table:table-cell office:value-type="float" office:value="75.56">
            <text:p>75.56</text:p>
          </table:table-cell>
          <table:table-cell office:value-type="float" office:value="58.24">
            <text:p>58.24</text:p>
          </table:table-cell>
          <table:table-cell office:value-type="float" office:value="805.0">
            <text:p>805.0</text:p>
          </table:table-cell>
          <table:table-cell office:value-type="float" office:value="105.0">
            <text:p>105.0</text:p>
          </table:table-cell>
          <table:table-cell office:value-type="string" office:value="5-m log on partially buried in beach gravels">
            <text:p>5-m log on partially buried in beach gravel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425">
            <text:p>1.425</text:p>
          </table:table-cell>
          <table:table-cell office:value-type="float" office:value="3.0002083261000396">
            <text:p>3.0002083261000396</text:p>
          </table:table-cell>
          <table:table-cell office:value-type="float" office:value="3.0002083261000396">
            <text:p>3.0002083261000396</text:p>
          </table:table-cell>
          <table:table-cell office:value-type="string" office:value="FormanEtal1999,FormanEtal2004,BaranskayaEtal2018">
            <text:p>FormanEtal1999,FormanEtal2004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U-Th">
            <text:p>U-Th</text:p>
          </table:table-cell>
          <table:table-cell office:value-type="string" office:value="Severny_Island_West-1">
            <text:p>Severny_Island_West-1</text:p>
          </table:table-cell>
          <table:table-cell office:value-type="float" office:value="76.19">
            <text:p>76.19</text:p>
          </table:table-cell>
          <table:table-cell office:value-type="float" office:value="62.59">
            <text:p>62.59</text:p>
          </table:table-cell>
          <table:table-cell office:value-type="float" office:value="23100.0">
            <text:p>23100.0</text:p>
          </table:table-cell>
          <table:table-cell office:value-type="float" office:value="1300.0">
            <text:p>1300.0</text:p>
          </table:table-cell>
          <table:table-cell office:value-type="string" office:value="molluscs">
            <text:p>molluscs</text:p>
          </table:table-cell>
          <table:table-cell office:value-type="string" office:value="U-series">
            <text:p>U-serie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39.0">
            <text:p>39.0</text:p>
          </table:table-cell>
          <table:table-cell office:value-type="float" office:value="2.7381563140186134">
            <text:p>2.7381563140186134</text:p>
          </table:table-cell>
          <table:table-cell office:value-type="float" office:value="2.7381563140186134">
            <text:p>2.7381563140186134</text:p>
          </table:table-cell>
          <table:table-cell office:value-type="string" office:value="BolshiyanovEtal2009,BaranskayaEtal2018">
            <text:p>BolshiyanovEtal2009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25468">
            <text:p>GX-25468</text:p>
          </table:table-cell>
          <table:table-cell office:value-type="float" office:value="76.21">
            <text:p>76.21</text:p>
          </table:table-cell>
          <table:table-cell office:value-type="float" office:value="62.69">
            <text:p>62.69</text:p>
          </table:table-cell>
          <table:table-cell office:value-type="float" office:value="600.0">
            <text:p>600.0</text:p>
          </table:table-cell>
          <table:table-cell office:value-type="float" office:value="45.0">
            <text:p>45.0</text:p>
          </table:table-cell>
          <table:table-cell office:value-type="string" office:value="Root of 4-m long log">
            <text:p>Root of 4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55">
            <text:p>0.5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17899">
            <text:p>GX-17899</text:p>
          </table:table-cell>
          <table:table-cell office:value-type="float" office:value="75.34">
            <text:p>75.34</text:p>
          </table:table-cell>
          <table:table-cell office:value-type="float" office:value="57.79">
            <text:p>57.79</text:p>
          </table:table-cell>
          <table:table-cell office:value-type="float" office:value="445.0">
            <text:p>445.0</text:p>
          </table:table-cell>
          <table:table-cell office:value-type="float" office:value="60.0">
            <text:p>60.0</text:p>
          </table:table-cell>
          <table:table-cell office:value-type="string" office:value="1.5-m log on vegetated surface above storm beach">
            <text:p>1.5-m log on vegetated surface above storm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42500000000000004">
            <text:p>0.42500000000000004</text:p>
          </table:table-cell>
          <table:table-cell office:value-type="float" office:value="3.0002083261000396">
            <text:p>3.0002083261000396</text:p>
          </table:table-cell>
          <table:table-cell office:value-type="float" office:value="3.0002083261000396">
            <text:p>3.0002083261000396</text:p>
          </table:table-cell>
          <table:table-cell office:value-type="string" office:value="FormanEtal1999,FormanEtal2004,BaranskayaEtal2018">
            <text:p>FormanEtal1999,FormanEtal2004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17898">
            <text:p>GX-17898</text:p>
          </table:table-cell>
          <table:table-cell office:value-type="float" office:value="75.34">
            <text:p>75.34</text:p>
          </table:table-cell>
          <table:table-cell office:value-type="float" office:value="57.79">
            <text:p>57.79</text:p>
          </table:table-cell>
          <table:table-cell office:value-type="float" office:value="1510.0">
            <text:p>1510.0</text:p>
          </table:table-cell>
          <table:table-cell office:value-type="float" office:value="65.0">
            <text:p>65.0</text:p>
          </table:table-cell>
          <table:table-cell office:value-type="string" office:value="1.5-m long log behind raised beach berm">
            <text:p>1.5-m long log behind raised beach berm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95">
            <text:p>3.95</text:p>
          </table:table-cell>
          <table:table-cell office:value-type="float" office:value="2.918903903865285">
            <text:p>2.918903903865285</text:p>
          </table:table-cell>
          <table:table-cell office:value-type="float" office:value="2.918903903865285">
            <text:p>2.918903903865285</text:p>
          </table:table-cell>
          <table:table-cell office:value-type="string" office:value="FormanEtal1999,FormanEtal2004,BaranskayaEtal2018">
            <text:p>FormanEtal1999,FormanEtal2004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18291G">
            <text:p>GX-18291G</text:p>
          </table:table-cell>
          <table:table-cell office:value-type="float" office:value="75.56">
            <text:p>75.56</text:p>
          </table:table-cell>
          <table:table-cell office:value-type="float" office:value="58.24">
            <text:p>58.24</text:p>
          </table:table-cell>
          <table:table-cell office:value-type="float" office:value="4865.0">
            <text:p>4865.0</text:p>
          </table:table-cell>
          <table:table-cell office:value-type="float" office:value="80.0">
            <text:p>80.0</text:p>
          </table:table-cell>
          <table:table-cell office:value-type="string" office:value="Whale vertebrae buried in beach gravels">
            <text:p>Whale vertebrae buried in beach grave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6.45">
            <text:p>6.45</text:p>
          </table:table-cell>
          <table:table-cell office:value-type="float" office:value="2.918903903865285">
            <text:p>2.918903903865285</text:p>
          </table:table-cell>
          <table:table-cell office:value-type="float" office:value="2.918903903865285">
            <text:p>2.918903903865285</text:p>
          </table:table-cell>
          <table:table-cell office:value-type="string" office:value="FormanEtal1999,FormanEtal2004,BaranskayaEtal2018">
            <text:p>FormanEtal1999,FormanEtal2004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18291A">
            <text:p>GX-18291A</text:p>
          </table:table-cell>
          <table:table-cell office:value-type="float" office:value="75.56">
            <text:p>75.56</text:p>
          </table:table-cell>
          <table:table-cell office:value-type="float" office:value="58.24">
            <text:p>58.24</text:p>
          </table:table-cell>
          <table:table-cell office:value-type="float" office:value="4765.0">
            <text:p>4765.0</text:p>
          </table:table-cell>
          <table:table-cell office:value-type="float" office:value="145.0">
            <text:p>145.0</text:p>
          </table:table-cell>
          <table:table-cell office:value-type="string" office:value="Whale vertebrae buried in beach gravels (apatite exctract)">
            <text:p>Whale vertebrae buried in beach gravels (apatite exctract)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6.425">
            <text:p>6.425</text:p>
          </table:table-cell>
          <table:table-cell office:value-type="float" office:value="3.0002083261000396">
            <text:p>3.0002083261000396</text:p>
          </table:table-cell>
          <table:table-cell office:value-type="float" office:value="3.0002083261000396">
            <text:p>3.0002083261000396</text:p>
          </table:table-cell>
          <table:table-cell office:value-type="string" office:value="FormanEtal1999,FormanEtal2004,BaranskayaEtal2018">
            <text:p>FormanEtal1999,FormanEtal2004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